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6422957847" calcext:value-type="float">
            <text:p>97,64</text:p>
          </table:table-cell>
          <table:table-cell table:style-name="ce3" table:formula="of:=100 - SUM([.A2:.B2])" office:value-type="float" office:value="2.3577042153" calcext:value-type="float">
            <text:p>2,36</text:p>
          </table:table-cell>
          <table:table-cell office:value-type="float" office:value="7174" calcext:value-type="float">
            <text:p>7174</text:p>
          </table:table-cell>
          <table:table-cell table:style-name="ce4" table:formula="of:=[.E18]+[.H18]" office:value-type="float" office:value="12300" calcext:value-type="float">
            <text:p>12300</text:p>
          </table:table-cell>
          <table:table-cell table:formula="of:=12597-[.E2]" office:value-type="float" office:value="297" calcext:value-type="float">
            <text:p>297</text:p>
          </table:table-cell>
          <table:table-cell office:value-type="float" office:value="123.768726826" calcext:value-type="float">
            <text:p>123,768726826</text:p>
          </table:table-cell>
          <table:table-cell office:value-type="float" office:value="11.3054099083" calcext:value-type="float">
            <text:p>11,30540990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6026037946" calcext:value-type="float">
            <text:p>97,60</text:p>
          </table:table-cell>
          <table:table-cell table:style-name="ce3" table:formula="of:=100 - SUM([.A3:.B3])" office:value-type="float" office:value="2.3973962054" calcext:value-type="float">
            <text:p>2,40</text:p>
          </table:table-cell>
          <table:table-cell office:value-type="float" office:value="7274" calcext:value-type="float">
            <text:p>7274</text:p>
          </table:table-cell>
          <table:table-cell table:style-name="ce4" table:formula="of:=[.E19]+[.H19]" office:value-type="float" office:value="12295" calcext:value-type="float">
            <text:p>12295</text:p>
          </table:table-cell>
          <table:table-cell table:formula="of:=12597-[.E3]" office:value-type="float" office:value="302" calcext:value-type="float">
            <text:p>302</text:p>
          </table:table-cell>
          <table:table-cell office:value-type="float" office:value="197.166800022" calcext:value-type="float">
            <text:p>197,166800022</text:p>
          </table:table-cell>
          <table:table-cell office:value-type="float" office:value="11.5300381184" calcext:value-type="float">
            <text:p>11,530038118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4358974359" calcext:value-type="float">
            <text:p>97,44</text:p>
          </table:table-cell>
          <table:table-cell table:style-name="ce3" table:formula="of:=100 - SUM([.A4:.B4])" office:value-type="float" office:value="2.5641025641" calcext:value-type="float">
            <text:p>2,56</text:p>
          </table:table-cell>
          <table:table-cell office:value-type="float" office:value="7256" calcext:value-type="float">
            <text:p>7256</text:p>
          </table:table-cell>
          <table:table-cell table:style-name="ce4" table:formula="of:=[.E20]+[.H20]" office:value-type="float" office:value="12274" calcext:value-type="float">
            <text:p>12274</text:p>
          </table:table-cell>
          <table:table-cell table:formula="of:=12597-[.E4]" office:value-type="float" office:value="323" calcext:value-type="float">
            <text:p>323</text:p>
          </table:table-cell>
          <table:table-cell office:value-type="float" office:value="70.4304440022" calcext:value-type="float">
            <text:p>70,4304440022</text:p>
          </table:table-cell>
          <table:table-cell office:value-type="float" office:value="11.3864738941" calcext:value-type="float">
            <text:p>11,38647389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3803286497" calcext:value-type="float">
            <text:p>97,38</text:p>
          </table:table-cell>
          <table:table-cell table:style-name="ce3" table:formula="of:=100 - SUM([.A5:.B5])" office:value-type="float" office:value="2.6196713503" calcext:value-type="float">
            <text:p>2,6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126.500057936" calcext:value-type="float">
            <text:p>126,500057936</text:p>
          </table:table-cell>
          <table:table-cell office:value-type="float" office:value="19.9443430901" calcext:value-type="float">
            <text:p>19,944343090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0310391363" calcext:value-type="float">
            <text:p>97,03</text:p>
          </table:table-cell>
          <table:table-cell table:style-name="ce3" table:formula="of:=100 - SUM([.A6:.B6])" office:value-type="float" office:value="2.9689608637" calcext:value-type="float">
            <text:p>2,97</text:p>
          </table:table-cell>
          <table:table-cell office:value-type="float" office:value="7216" calcext:value-type="float">
            <text:p>7216</text:p>
          </table:table-cell>
          <table:table-cell table:style-name="ce4" table:formula="of:=[.E22]+[.H22]" office:value-type="float" office:value="12223" calcext:value-type="float">
            <text:p>12223</text:p>
          </table:table-cell>
          <table:table-cell table:formula="of:=12597-[.E6]" office:value-type="float" office:value="374" calcext:value-type="float">
            <text:p>374</text:p>
          </table:table-cell>
          <table:table-cell office:value-type="float" office:value="71.5650041103" calcext:value-type="float">
            <text:p>71,5650041103</text:p>
          </table:table-cell>
          <table:table-cell office:value-type="float" office:value="11.3607091904" calcext:value-type="float">
            <text:p>11,360709190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3406366595" calcext:value-type="float">
            <text:p>97,34</text:p>
          </table:table-cell>
          <table:table-cell table:style-name="ce3" table:formula="of:=100 - SUM([.A7:.B7])" office:value-type="float" office:value="2.65936334049999" calcext:value-type="float">
            <text:p>2,66</text:p>
          </table:table-cell>
          <table:table-cell office:value-type="float" office:value="7242" calcext:value-type="float">
            <text:p>7242</text:p>
          </table:table-cell>
          <table:table-cell table:style-name="ce4" table:formula="of:=[.E23]+[.H23]" office:value-type="float" office:value="12262" calcext:value-type="float">
            <text:p>12262</text:p>
          </table:table-cell>
          <table:table-cell table:formula="of:=12597-[.E7]" office:value-type="float" office:value="335" calcext:value-type="float">
            <text:p>335</text:p>
          </table:table-cell>
          <table:table-cell office:value-type="float" office:value="108.604233027" calcext:value-type="float">
            <text:p>108,604233027</text:p>
          </table:table-cell>
          <table:table-cell office:value-type="float" office:value="11.420620203" calcext:value-type="float">
            <text:p>11,42062020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548543304" calcext:value-type="float">
            <text:p>97,05</text:p>
          </table:table-cell>
          <table:table-cell table:style-name="ce3" table:formula="of:=100 - SUM([.A8:.B8])" office:value-type="float" office:value="2.9451456696" calcext:value-type="float">
            <text:p>2,95</text:p>
          </table:table-cell>
          <table:table-cell office:value-type="float" office:value="7270" calcext:value-type="float">
            <text:p>7270</text:p>
          </table:table-cell>
          <table:table-cell table:style-name="ce4" table:formula="of:=[.E24]+[.H24]" office:value-type="float" office:value="12226" calcext:value-type="float">
            <text:p>12226</text:p>
          </table:table-cell>
          <table:table-cell table:formula="of:=12597-[.E8]" office:value-type="float" office:value="371" calcext:value-type="float">
            <text:p>371</text:p>
          </table:table-cell>
          <table:table-cell office:value-type="float" office:value="92.2076809406" calcext:value-type="float">
            <text:p>92,2076809406</text:p>
          </table:table-cell>
          <table:table-cell office:value-type="float" office:value="11.4574668407" calcext:value-type="float">
            <text:p>11,45746684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4122876647" calcext:value-type="float">
            <text:p>97,41</text:p>
          </table:table-cell>
          <table:table-cell table:style-name="ce3" table:formula="of:=100 - SUM([.A9:.B9])" office:value-type="float" office:value="2.5877123353" calcext:value-type="float">
            <text:p>2,59</text:p>
          </table:table-cell>
          <table:table-cell office:value-type="float" office:value="7322" calcext:value-type="float">
            <text:p>7322</text:p>
          </table:table-cell>
          <table:table-cell table:style-name="ce4" table:formula="of:=[.E25]+[.H25]" office:value-type="float" office:value="12271" calcext:value-type="float">
            <text:p>12271</text:p>
          </table:table-cell>
          <table:table-cell table:formula="of:=12597-[.E9]" office:value-type="float" office:value="326" calcext:value-type="float">
            <text:p>326</text:p>
          </table:table-cell>
          <table:table-cell office:value-type="float" office:value="72.2721149921" calcext:value-type="float">
            <text:p>72,2721149921</text:p>
          </table:table-cell>
          <table:table-cell office:value-type="float" office:value="11.6782827377" calcext:value-type="float">
            <text:p>11,67828273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265280203" calcext:value-type="float">
            <text:p>97,13</text:p>
          </table:table-cell>
          <table:table-cell table:style-name="ce3" table:formula="of:=100 - SUM([.A10:.B10])" office:value-type="float" office:value="2.8734719797" calcext:value-type="float">
            <text:p>2,87</text:p>
          </table:table-cell>
          <table:table-cell office:value-type="float" office:value="7288" calcext:value-type="float">
            <text:p>7288</text:p>
          </table:table-cell>
          <table:table-cell table:style-name="ce4" table:formula="of:=[.E26]+[.H26]" office:value-type="float" office:value="12235" calcext:value-type="float">
            <text:p>12235</text:p>
          </table:table-cell>
          <table:table-cell table:formula="of:=12597-[.E10]" office:value-type="float" office:value="362" calcext:value-type="float">
            <text:p>362</text:p>
          </table:table-cell>
          <table:table-cell office:value-type="float" office:value="72.5503981113" calcext:value-type="float">
            <text:p>72,5503981113</text:p>
          </table:table-cell>
          <table:table-cell office:value-type="float" office:value="11.475520134" calcext:value-type="float">
            <text:p>11,4755201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229719003" calcext:value-type="float">
            <text:p>97,23</text:p>
          </table:table-cell>
          <table:table-cell table:style-name="ce3" table:formula="of:=100 - SUM([.A11:.B11])" office:value-type="float" office:value="2.770280997" calcext:value-type="float">
            <text:p>2,77</text:p>
          </table:table-cell>
          <table:table-cell office:value-type="float" office:value="7184" calcext:value-type="float">
            <text:p>7184</text:p>
          </table:table-cell>
          <table:table-cell table:style-name="ce4" table:formula="of:=[.E27]+[.H27]" office:value-type="float" office:value="12248" calcext:value-type="float">
            <text:p>12248</text:p>
          </table:table-cell>
          <table:table-cell table:formula="of:=12597-[.E11]" office:value-type="float" office:value="349" calcext:value-type="float">
            <text:p>349</text:p>
          </table:table-cell>
          <table:table-cell office:value-type="float" office:value="177.748620033" calcext:value-type="float">
            <text:p>177,748620033</text:p>
          </table:table-cell>
          <table:table-cell office:value-type="float" office:value="11.3322811127" calcext:value-type="float">
            <text:p>11,33228111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2561904791" calcext:value-type="float">
            <text:p>97,3256190479</text:p>
          </table:table-cell>
          <table:table-cell table:formula="of:=AVERAGE([.C2:.C11])" office:value-type="float" office:value="2.67438095209" calcext:value-type="float">
            <text:p>2,6743809521</text:p>
          </table:table-cell>
          <table:table-cell table:formula="of:=SUM([.D2:.D11])/10" office:value-type="float" office:value="7782.3" calcext:value-type="float">
            <text:p>7782,3</text:p>
          </table:table-cell>
          <table:table-cell table:formula="of:=AVERAGE([.E2:.E11])" office:value-type="float" office:value="12260.1" calcext:value-type="float">
            <text:p>12260,1</text:p>
          </table:table-cell>
          <table:table-cell table:formula="of:=AVERAGE([.F2:.F11])" office:value-type="float" office:value="336.9" calcext:value-type="float">
            <text:p>336,9</text:p>
          </table:table-cell>
          <table:table-cell table:formula="of:=SUM([.G2:.G11])/10" office:value-type="float" office:value="111.28140800005" calcext:value-type="float">
            <text:p>111,2814080001</text:p>
          </table:table-cell>
          <table:table-cell table:formula="of:=SUM([.H2:.H11])/10" office:value-type="float" office:value="12.28911452294" calcext:value-type="float">
            <text:p>12,289114522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17789949988092" calcext:value-type="float">
            <text:p>0,6177899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9.4" calcext:value-type="float">
            <text:p>5849,4</text:p>
          </table:table-cell>
          <table:table-cell table:formula="of:=AVERAGE([.G18:.G27])" office:value-type="float" office:value="13.3" calcext:value-type="float">
            <text:p>13,3</text:p>
          </table:table-cell>
          <table:table-cell/>
          <table:table-cell office:value-type="float" office:value="5948" calcext:value-type="float">
            <text:p>5948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formula="of:=12597-SUM([.E18:.G18])" office:value-type="float" office:value="6352" calcext:value-type="float">
            <text:p>635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3.6" calcext:value-type="float">
            <text:p>323,6</text:p>
          </table:table-cell>
          <table:table-cell table:formula="of:=AVERAGE([.H18:.H27])" office:value-type="float" office:value="6410.7" calcext:value-type="float">
            <text:p>6410,7</text:p>
          </table:table-cell>
          <table:table-cell/>
          <table:table-cell office:value-type="float" office:value="5792" calcext:value-type="float">
            <text:p>579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table:formula="of:=12597-SUM([.E19:.G19])" office:value-type="float" office:value="6503" calcext:value-type="float">
            <text:p>650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75" calcext:value-type="float">
            <text:p>64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9.4" calcext:value-type="float">
            <text:p>5849,4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table:formula="of:=12597-SUM([.E21:.G21])" office:value-type="float" office:value="6376" calcext:value-type="float">
            <text:p>63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3.6" calcext:value-type="float">
            <text:p>323,6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360" calcext:value-type="float">
            <text:p>636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.3" calcext:value-type="float">
            <text:p>13,3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01" calcext:value-type="float">
            <text:p>64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0.7" calcext:value-type="float">
            <text:p>6410,7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388" calcext:value-type="float">
            <text:p>638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514" calcext:value-type="float">
            <text:p>651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442" calcext:value-type="float">
            <text:p>644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2" calcext:value-type="float">
            <text:p>5952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formula="of:=12597-SUM([.E27:.G27])" office:value-type="float" office:value="6296" calcext:value-type="float">
            <text:p>629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255537032627" calcext:value-type="float">
            <text:p>0,973255537</text:p>
          </table:table-cell>
          <table:table-cell table:number-columns-repeated="2"/>
          <table:table-cell table:formula="of:=SUM([.E18:.E27])/10" office:value-type="float" office:value="5849.4" calcext:value-type="float">
            <text:p>5849,4</text:p>
          </table:table-cell>
          <table:table-cell table:formula="of:=SUM([.F18:.F27])/10" office:value-type="float" office:value="323.6" calcext:value-type="float">
            <text:p>323,6</text:p>
          </table:table-cell>
          <table:table-cell table:formula="of:=SUM([.G18:.G27])/10" office:value-type="float" office:value="13.3" calcext:value-type="float">
            <text:p>13,3</text:p>
          </table:table-cell>
          <table:table-cell table:formula="of:=SUM([.H18:.H27])/10" office:value-type="float" office:value="6410.7" calcext:value-type="float">
            <text:p>6410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7444629673732" calcext:value-type="float">
            <text:p>0,02674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73142067648" calcext:value-type="float">
            <text:p>0,9977314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947492686693" calcext:value-type="float">
            <text:p>0,95194749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47:06.342021025</meta:creation-date>
    <dc:date>2018-01-18T16:49:06.006440554</dc:date>
    <meta:editing-duration>PT2M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